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d48bd" officeooo:paragraph-rsid="0008846b" style:font-weight-asian="bold" style:font-weight-complex="bold"/>
    </style:style>
    <style:style style:name="P2" style:family="paragraph" style:parent-style-name="Standard">
      <style:text-properties fo:font-weight="bold" officeooo:rsid="001d48bd" officeooo:paragraph-rsid="0008846b" style:font-weight-asian="bold" style:font-weight-complex="bold"/>
    </style:style>
    <style:style style:name="P3" style:family="paragraph" style:parent-style-name="Standard">
      <style:text-properties fo:font-weight="bold" officeooo:rsid="0008846b" officeooo:paragraph-rsid="0008846b" style:font-weight-asian="bold" style:font-weight-complex="bold"/>
    </style:style>
    <style:style style:name="P4" style:family="paragraph" style:parent-style-name="Standard">
      <style:text-properties fo:font-weight="bold" officeooo:rsid="001f5801" officeooo:paragraph-rsid="0008846b" style:font-weight-asian="bold" style:font-weight-complex="bold"/>
    </style:style>
    <style:style style:name="P5" style:family="paragraph" style:parent-style-name="Standard">
      <style:text-properties fo:font-weight="bold" officeooo:rsid="002aded6" officeooo:paragraph-rsid="0008846b" style:font-weight-asian="bold" style:font-weight-complex="bold"/>
    </style:style>
    <style:style style:name="P6" style:family="paragraph" style:parent-style-name="Standard">
      <style:text-properties fo:font-weight="bold" officeooo:rsid="002d9746" officeooo:paragraph-rsid="0008846b" style:font-weight-asian="bold" style:font-weight-complex="bold"/>
    </style:style>
    <style:style style:name="P7" style:family="paragraph" style:parent-style-name="Preformatted_20_Text">
      <style:text-properties style:font-name="Liberation Serif" fo:font-size="12pt" fo:font-weight="bold" officeooo:rsid="001d48bd" officeooo:paragraph-rsid="0008846b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Serif" fo:font-size="12pt" fo:font-weight="bold" officeooo:rsid="002d9746" officeooo:paragraph-rsid="000932da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bold" officeooo:paragraph-rsid="000932d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in" fo:margin-bottom="0.1965in" style:contextual-spacing="false"/>
      <style:text-properties style:font-name="Liberation Serif" fo:font-size="12pt" fo:font-weight="bold" officeooo:rsid="005d5259" officeooo:paragraph-rsid="000c402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.1965in" style:contextual-spacing="false"/>
      <style:text-properties style:font-name="Liberation Serif" fo:font-size="12pt" fo:font-weight="bold" officeooo:rsid="005d5259" officeooo:paragraph-rsid="00129a8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.1965in" style:contextual-spacing="false"/>
      <style:text-properties style:font-name="Liberation Serif" fo:font-size="12pt" fo:font-weight="bold" officeooo:rsid="0069edd8" officeooo:paragraph-rsid="000c59f6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erif" fo:font-size="12pt" fo:font-weight="normal" officeooo:rsid="002d9746" officeooo:paragraph-rsid="000932da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style:font-name="Liberation Serif" fo:font-size="12pt" fo:font-weight="normal" officeooo:rsid="001d48bd" officeooo:paragraph-rsid="0008846b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normal" officeooo:rsid="0048bb6d" officeooo:paragraph-rsid="000932da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normal" officeooo:rsid="0064ea9e" officeooo:paragraph-rsid="000c59f6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margin-top="0in" fo:margin-bottom="0.1965in" style:contextual-spacing="false"/>
      <style:text-properties style:font-name="Liberation Serif" fo:font-size="12pt" fo:font-weight="normal" officeooo:rsid="0064ea9e" officeooo:paragraph-rsid="00129a83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style:font-name="Liberation Serif" fo:font-size="12pt" style:font-size-asian="12pt" style:font-size-complex="12pt"/>
    </style:style>
    <style:style style:name="P20" style:family="paragraph" style:parent-style-name="Preformatted_20_Text">
      <style:text-properties style:font-name="Liberation Serif" fo:font-size="11pt" fo:font-weight="normal" officeooo:rsid="002d9746" officeooo:paragraph-rsid="000932da" style:font-size-asian="11pt" style:font-weight-asian="normal" style:font-size-complex="11pt" style:font-weight-complex="normal"/>
    </style:style>
    <style:style style:name="P21" style:family="paragraph" style:parent-style-name="Preformatted_20_Text">
      <style:text-properties officeooo:rsid="000932da" officeooo:paragraph-rsid="000932da"/>
    </style:style>
    <style:style style:name="P22" style:family="paragraph" style:parent-style-name="Preformatted_20_Text">
      <style:paragraph-properties fo:break-before="page"/>
      <style:text-properties officeooo:paragraph-rsid="000c4021"/>
    </style:style>
    <style:style style:name="P23" style:family="paragraph" style:parent-style-name="Preformatted_20_Text">
      <style:text-properties officeooo:paragraph-rsid="000c4021"/>
    </style:style>
    <style:style style:name="P24" style:family="paragraph" style:parent-style-name="Standard">
      <style:text-properties officeooo:rsid="0008846b" officeooo:paragraph-rsid="0008846b"/>
    </style:style>
    <style:style style:name="P25" style:family="paragraph" style:parent-style-name="Standard">
      <style:text-properties fo:font-size="14pt" fo:font-weight="bold" officeooo:rsid="0008846b" officeooo:paragraph-rsid="0008846b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3pt" fo:font-weight="bold" officeooo:rsid="0008846b" officeooo:paragraph-rsid="0008846b" style:font-size-asian="13pt" style:font-weight-asian="bold" style:font-size-complex="13pt" style:font-weight-complex="bold"/>
    </style:style>
    <style:style style:name="P27" style:family="paragraph" style:parent-style-name="Standard">
      <style:text-properties fo:font-weight="normal" officeooo:rsid="001f5801" officeooo:paragraph-rsid="0008846b" style:font-weight-asian="normal" style:font-weight-complex="normal"/>
    </style:style>
    <style:style style:name="P28" style:family="paragraph" style:parent-style-name="Standard">
      <style:text-properties fo:font-weight="normal" officeooo:rsid="0008846b" officeooo:paragraph-rsid="0008846b" style:font-weight-asian="normal" style:font-weight-complex="normal"/>
    </style:style>
    <style:style style:name="P29" style:family="paragraph" style:parent-style-name="Standard">
      <style:text-properties fo:font-size="11pt" fo:font-weight="normal" officeooo:rsid="001f5801" officeooo:paragraph-rsid="0008846b" style:font-size-asian="11pt" style:font-weight-asian="normal" style:font-size-complex="11pt" style:font-weight-complex="normal"/>
    </style:style>
    <style:style style:name="P30" style:family="paragraph" style:parent-style-name="Preformatted_20_Text">
      <style:text-properties officeooo:paragraph-rsid="000ebde3"/>
    </style:style>
    <style:style style:name="T1" style:family="text">
      <style:text-properties officeooo:rsid="0008846b"/>
    </style:style>
    <style:style style:name="T2" style:family="text">
      <style:text-properties officeooo:rsid="00221240"/>
    </style:style>
    <style:style style:name="T3" style:family="text">
      <style:text-properties officeooo:rsid="0026a450"/>
    </style:style>
    <style:style style:name="T4" style:family="text">
      <style:text-properties officeooo:rsid="0022db5c"/>
    </style:style>
    <style:style style:name="T5" style:family="text">
      <style:text-properties officeooo:rsid="00289208"/>
    </style:style>
    <style:style style:name="T6" style:family="text">
      <style:text-properties officeooo:rsid="00261149"/>
    </style:style>
    <style:style style:name="T7" style:family="text">
      <style:text-properties officeooo:rsid="00242502"/>
    </style:style>
    <style:style style:name="T8" style:family="text">
      <style:text-properties officeooo:rsid="00212e7a"/>
    </style:style>
    <style:style style:name="T9" style:family="text">
      <style:text-properties officeooo:rsid="002c3d5b"/>
    </style:style>
    <style:style style:name="T10" style:family="text">
      <style:text-properties fo:font-weight="normal" officeooo:rsid="0008846b" style:font-weight-asian="normal" style:font-weight-complex="normal"/>
    </style:style>
    <style:style style:name="T11" style:family="text">
      <style:text-properties officeooo:rsid="002aded6"/>
    </style:style>
    <style:style style:name="T12" style:family="text">
      <style:text-properties officeooo:rsid="002d9746"/>
    </style:style>
    <style:style style:name="T13" style:family="text">
      <style:text-properties officeooo:rsid="004232e3"/>
    </style:style>
    <style:style style:name="T14" style:family="text">
      <style:text-properties officeooo:rsid="000932da"/>
    </style:style>
    <style:style style:name="T15" style:family="text">
      <style:text-properties officeooo:rsid="0046cfa7"/>
    </style:style>
    <style:style style:name="T16" style:family="text">
      <style:text-properties officeooo:rsid="0048bb6d"/>
    </style:style>
    <style:style style:name="T17" style:family="text">
      <style:text-properties officeooo:rsid="004a3d44"/>
    </style:style>
    <style:style style:name="T18" style:family="text">
      <style:text-properties officeooo:rsid="004b1679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04b1679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bold" officeooo:rsid="002aded6" style:font-size-asian="12pt" style:font-weight-asian="bold" style:font-size-complex="12pt" style:font-weight-complex="bold"/>
    </style:style>
    <style:style style:name="T23" style:family="text">
      <style:text-properties style:font-name="Liberation Serif" fo:font-size="12pt" fo:font-weight="bold" officeooo:rsid="0046cfa7" style:font-size-asian="12pt" style:font-weight-asian="bold" style:font-size-complex="12pt" style:font-weight-complex="bold"/>
    </style:style>
    <style:style style:name="T24" style:family="text">
      <style:text-properties style:font-name="Liberation Serif" fo:font-size="12pt" fo:font-weight="bold" officeooo:rsid="000c4021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058cd38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0ebde3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00c4021" style:font-size-asian="12pt" style:font-size-complex="12pt"/>
    </style:style>
    <style:style style:name="T29" style:family="text">
      <style:text-properties style:font-name="Liberation Serif" fo:font-size="12pt" officeooo:rsid="000c59f6" style:font-size-asian="12pt" style:font-size-complex="12pt"/>
    </style:style>
    <style:style style:name="T30" style:family="text">
      <style:text-properties style:font-name="Liberation Serif" fo:font-size="12pt" officeooo:rsid="000ebde3" style:font-size-asian="12pt" style:font-size-complex="12pt"/>
    </style:style>
    <style:style style:name="T31" style:family="text">
      <style:text-properties style:font-name="Liberation Serif" fo:font-size="12pt" officeooo:rsid="00135d46" style:font-size-asian="12pt" style:font-size-complex="12pt"/>
    </style:style>
    <style:style style:name="T32" style:family="text">
      <style:text-properties style:font-name="Liberation Serif" fo:font-size="12pt" fo:font-weight="normal" officeooo:rsid="000c4021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64ea9e" style:font-size-asian="12pt" style:font-weight-asian="normal" style:font-size-complex="12pt" style:font-weight-complex="normal"/>
    </style:style>
    <style:style style:name="T34" style:family="text">
      <style:text-properties style:font-name="Liberation Serif" fo:font-weight="bold" style:font-weight-asian="bold" style:font-weight-complex="bold"/>
    </style:style>
    <style:style style:name="T35" style:family="text">
      <style:text-properties style:font-name="Liberation Serif" fo:font-weight="bold" officeooo:rsid="00129a83" style:font-weight-asian="bold" style:font-weight-complex="bold"/>
    </style:style>
    <style:style style:name="T36" style:family="text">
      <style:text-properties style:font-name="Liberation Serif" fo:font-size="11pt" fo:font-weight="normal" officeooo:rsid="000c4021" style:font-size-asian="11pt" style:font-weight-asian="normal" style:font-size-complex="11pt" style:font-weight-complex="normal"/>
    </style:style>
    <style:style style:name="T37" style:family="text">
      <style:text-properties style:font-name="Liberation Serif" officeooo:rsid="00113819"/>
    </style:style>
    <style:style style:name="T38" style:family="text">
      <style:text-properties style:font-name="Liberation Serif" officeooo:rsid="0015afb6"/>
    </style:style>
    <style:style style:name="T39" style:family="text">
      <style:text-properties officeooo:rsid="0063230e"/>
    </style:style>
    <style:style style:name="T40" style:family="text">
      <style:text-properties officeooo:rsid="00113819"/>
    </style:style>
    <style:style style:name="T41" style:family="text">
      <style:text-properties officeooo:rsid="00129a83"/>
    </style:style>
    <style:style style:name="T42" style:family="text">
      <style:text-properties officeooo:rsid="0017be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au mutant EMMI simulation Protocol</text:p>
      <text:p text:style-name="P24"/>
      <text:p text:style-name="P24"/>
      <text:p text:style-name="P24"/>
      <text:p text:style-name="P26">1. Making Mutations <text:span text:style-name="T42">(PyMOL mutagenesis)</text:span></text:p>
      <text:p text:style-name="P26"/>
      <text:p text:style-name="P26">2. Preparation Simulation</text:p>
      <text:p text:style-name="P3"/>
      <text:p text:style-name="P3"/>
      <text:p text:style-name="P2">gmx pdb2gmx -f S262D_HIS_2.pdb -o S262D.gro -water tip3p -ignh</text:p>
      <text:p text:style-name="P24"/>
      <text:p text:style-name="P24"/>
      <text:p text:style-name="P7">gmx editconf -f <text:span text:style-name="T2">S262D.gro</text:span> -o <text:span text:style-name="T2">S262D_box</text:span>.gro -center <text:span text:style-name="T2">4.</text:span><text:span text:style-name="T3">33</text:span> <text:span text:style-name="T4">4</text:span>.<text:span text:style-name="T5">5</text:span> <text:span text:style-name="T2">3</text:span><text:span text:style-name="T3">6</text:span><text:span text:style-name="T2">.00</text:span> -box <text:span text:style-name="T3">10</text:span><text:span text:style-name="T2">.</text:span><text:span text:style-name="T3">5</text:span> <text:span text:style-name="T2">1</text:span><text:span text:style-name="T6">2</text:span><text:span text:style-name="T2">.</text:span><text:span text:style-name="T6">5</text:span> <text:span text:style-name="T2">6</text:span><text:span text:style-name="T7">7</text:span><text:span text:style-name="T2">.0</text:span></text:p>
      <text:p text:style-name="P15">&gt;&gt;<text:span text:style-name="T14">(worked in 07.06 experiment)</text:span></text:p>
      <text:p text:style-name="P1"/>
      <text:p text:style-name="P2">gmx solvate -cp S262D_box.gro -cs <text:span text:style-name="T8">spc216</text:span>.gro -o S262D_solv.gro -p topol.top</text:p>
      <text:p text:style-name="P27">&gt; &gt; tip3p.gro is not in GROMACS. Google says spc216.gro is compatible with tip3p.gro</text:p>
      <text:p text:style-name="P2"/>
      <text:p text:style-name="P4">gmx grompp -f ions.mdp -c S262D_solv.gro -p topol.top -o ions.tpr -<text:span text:style-name="T9">maxwarn 2</text:span></text:p>
      <text:p text:style-name="P4"/>
      <text:p text:style-name="P4">&lt;<text:span text:style-name="T10">ions.mdp</text:span>&gt;</text:p>
      <text:p text:style-name="P29">; minim.mdp - used as input into grompp to generate em.tpr</text:p>
      <text:p text:style-name="P29">; Parameters describing what to do, when to stop and what to save</text:p>
      <text:p text:style-name="P29">integrator <text:s/>= steep <text:s text:c="8"/>; Algorithm (steep = steepest descent minimization)</text:p>
      <text:p text:style-name="P29">emtol <text:s text:c="6"/>= 100.0 <text:s text:c="7"/>; Stop minimization when the maximum force &lt; 500.0 kJ/mol/nm</text:p>
      <text:p text:style-name="P29">emstep <text:s text:c="5"/>= 0.002 <text:s text:c="9"/>; Minimization step size</text:p>
      <text:p text:style-name="P29">nsteps <text:s text:c="5"/>= 5000000 <text:s text:c="8"/>; Maximum number of (minimization) steps to perform</text:p>
      <text:p text:style-name="P29">energygrps<text:tab/>= system<text:tab/>; Which energy group(s) to write to disk</text:p>
      <text:p text:style-name="P29"/>
      <text:p text:style-name="P29">; Parameters describing how to find the neighbors of each atom and how to calculate the interactions</text:p>
      <text:p text:style-name="P29">nstlist <text:s text:c="8"/>= 10 <text:s text:c="8"/>; Frequency to update the neighbor list and long range forces</text:p>
      <text:p text:style-name="P29">cutoff-scheme <text:s text:c="2"/>= Verlet <text:s text:c="3"/>; Buffered neighbor searching</text:p>
      <text:p text:style-name="P29">ns_type <text:s text:c="8"/>= grid <text:s text:c="5"/>; Method to determine neighbor list (simple, grid)</text:p>
      <text:p text:style-name="P29">coulombtype <text:s text:c="4"/>= PME <text:s text:c="6"/>; Treatment of long range electrostatic interactions</text:p>
      <text:p text:style-name="P29">rcoulomb <text:s text:c="7"/>= 1.0 <text:s text:c="6"/>; Short-range electrostatic cut-off</text:p>
      <text:p text:style-name="P29">rvdw <text:s text:c="11"/>= 1.0 <text:s text:c="6"/>; Short-range Van der Waals cut-off</text:p>
      <text:p text:style-name="P29">pbc <text:s text:c="12"/>= xyz <text:s text:c="6"/>; Periodic Boundary Conditions in all 3 dimensions</text:p>
      <text:p text:style-name="P4"/>
      <text:p text:style-name="P4"/>
      <text:p text:style-name="P4"><text:span text:style-name="T11">gmx genion -s ions.tpr -o S262D_ionized.gro -p topol.top -pname NA -nname CL -neutral</text:span><text:line-break/></text:p>
      <text:p text:style-name="P4"/>
      <text:p text:style-name="P4">&lt;<text:span text:style-name="T1">EM</text:span>&gt;</text:p>
      <text:p text:style-name="P5">gmx grompp -f <text:span text:style-name="T12">em</text:span>.mdp -c S262D_ionized.gro -p topol.top -o em.tpr</text:p>
      <text:p text:style-name="P28">(em.mdp parameters are same as ions.mdp)</text:p>
      <text:p text:style-name="P3"/>
      <text:p text:style-name="P3"/>
      <text:p text:style-name="P6">gmx mdrun -v -deffnm em</text:p>
      <text:p text:style-name="P6"/>
      <text:p text:style-name="P6"/>
      <text:p text:style-name="P5"><text:soft-page-break/>gmx energy -f em.edr -o potential.xvg</text:p>
      <text:p text:style-name="P5"/>
      <text:p text:style-name="P5"/>
      <text:p text:style-name="P6">&lt;<text:span text:style-name="T1">NPT</text:span>&gt;</text:p>
      <text:p text:style-name="P8">gmx grompp -f npt.mdp -c em.gro -p topol.top -r em.gro -o npt.tpr -<text:span text:style-name="T13">maxwarn 2</text:span></text:p>
      <text:p text:style-name="P8"/>
      <text:p text:style-name="P14">&lt;<text:span text:style-name="T14">npt.mdp</text:span>&gt;</text:p>
      <text:p text:style-name="P20">title <text:s text:c="6"/>= NPT Equilibration </text:p>
      <text:p text:style-name="P20">define <text:s text:c="5"/>= -DPOSRES <text:s text:c="9"/>; position restrain the protein</text:p>
      <text:p text:style-name="P20">; Run parameters</text:p>
      <text:p text:style-name="P20">integrator <text:s/>= md <text:s text:c="15"/>; leap-frog integrator</text:p>
      <text:p text:style-name="P20">nsteps <text:s text:c="5"/>= <text:span text:style-name="T14">1</text:span>50000 <text:s text:c="12"/>; 0.002 * 250000 = <text:span text:style-name="T14">3</text:span>00 ps</text:p>
      <text:p text:style-name="P20">dt <text:s text:c="9"/>= 0.002 <text:s text:c="12"/>; [ps] 2 fs</text:p>
      <text:p text:style-name="P20">; Output control</text:p>
      <text:p text:style-name="P20">nstxout <text:s text:c="4"/>= 100 <text:s text:c="13"/>; save coordinates every 0.2 ps</text:p>
      <text:p text:style-name="P20">nstvout <text:s text:c="4"/>= 100 <text:s text:c="13"/>; save velocities every 0.2 ps</text:p>
      <text:p text:style-name="P20">nstenergy <text:s text:c="2"/>= 100 <text:s text:c="13"/>; save energies every 0.2 ps</text:p>
      <text:p text:style-name="P20">nstlog <text:s text:c="5"/>= 100 <text:s text:c="13"/>; update log file every 0.2 ps</text:p>
      <text:p text:style-name="P20"/>
      <text:p text:style-name="P20">; COM motion removal</text:p>
      <text:p text:style-name="P20">; These options remove COM motion of the system</text:p>
      <text:p text:style-name="P20">nstcomm <text:s text:c="8"/>= 100</text:p>
      <text:p text:style-name="P20">nstcalcenergy <text:s text:c="2"/>= 100</text:p>
      <text:p text:style-name="P20">comm-mode <text:s text:c="6"/>= Linear</text:p>
      <text:p text:style-name="P20">comm-grps <text:s text:c="6"/>= System </text:p>
      <text:p text:style-name="P20"/>
      <text:p text:style-name="P20">; Bond parameters</text:p>
      <text:p text:style-name="P20">continuation <text:s text:c="8"/>= no <text:s text:c="7"/>; Initial simulation </text:p>
      <text:p text:style-name="P20">constraint_algorithm = lincs <text:s text:c="4"/>; holonomic constraints </text:p>
      <text:p text:style-name="P20">constraints <text:s text:c="9"/>= h-bonds ; all bonds (even heavy atom-H bonds) constrained</text:p>
      <text:p text:style-name="P20">lincs_iter <text:s text:c="10"/>= 1 <text:s text:c="8"/>; accuracy of LINCS</text:p>
      <text:p text:style-name="P20">lincs_order <text:s text:c="9"/>= 4 <text:s text:c="8"/>; also related to accuracy</text:p>
      <text:p text:style-name="P20"/>
      <text:p text:style-name="P20">; Neighborsearching</text:p>
      <text:p text:style-name="P20">cutoff-scheme <text:s text:c="11"/>= Verlet ; Verlet: particle based cut-offs, group: using charge groups</text:p>
      <text:p text:style-name="P20">ns_type <text:s text:c="4"/>= grid <text:s text:c="13"/>; search neighboring grid cels</text:p>
      <text:p text:style-name="P20">nstlist <text:s text:c="4"/>= 5 <text:s text:c="15"/>; was 10 in tutorial, 5(10fs) in the paper</text:p>
      <text:p text:style-name="P20">rlist <text:s text:c="6"/>= 1.0 <text:s text:c="14"/>; short-range neighborlist(=pairlist) cutoff (in nm)</text:p>
      <text:p text:style-name="P20">rcoulomb <text:s text:c="3"/>= 1.0 <text:s text:c="14"/>; short-range electrostatic cutoff (in nm)</text:p>
      <text:p text:style-name="P20">rvdw <text:s text:c="7"/>= 1.0 <text:s text:c="14"/>; short-range van der Waals cutoff (in nm)</text:p>
      <text:p text:style-name="P20"/>
      <text:p text:style-name="P20">; Electrostatics</text:p>
      <text:p text:style-name="P20">coulombtype <text:s text:c="4"/>= PME <text:s text:c="10"/>; Particle Mesh Ewald for long-range electrostatics</text:p>
      <text:p text:style-name="P20">pme_order <text:s text:c="6"/>= 4 <text:s text:c="12"/>; cubic interpolation(same as tutorial)</text:p>
      <text:p text:style-name="P20">fourierspacing <text:s/>= 0.12 <text:s text:c="9"/>; grid spacing for FFT</text:p>
      <text:p text:style-name="P20"/>
      <text:p text:style-name="P20">; Temperature coupling is on</text:p>
      <text:p text:style-name="P20">tcoupl <text:s text:c="5"/>= V-rescale <text:s text:c="12"/>; Weak coupling for initial equilibration </text:p>
      <text:p text:style-name="P20">tc-grps <text:s text:c="4"/>= Protein <text:s text:c="2"/>Non-Protein ; two coupling groups - more accurate</text:p>
      <text:p text:style-name="P20">tau_t <text:s text:c="6"/>= 0.2 <text:s text:c="6"/>0.2 <text:s text:c="8"/>; [ps] time constant (tutorial used 0.1)</text:p>
      <text:p text:style-name="P20">ref_t <text:s text:c="6"/>= 310 <text:s text:c="6"/>310 <text:s text:c="8"/>; reference temperature, one for each group, in K</text:p>
      <text:p text:style-name="P20"/>
      <text:p text:style-name="P20">; Pressure coupling is on</text:p>
      <text:p text:style-name="P20"><text:soft-page-break/>pcoupl <text:s text:c="13"/>= Parrinello-Rahman <text:s/>; Pressure coupling <text:s/>(warning suggested Berendsen)</text:p>
      <text:p text:style-name="P20">pcoupltype <text:s text:c="9"/>= isotropic <text:s text:c="4"/>; uniform scaling of x-y-z box vectors</text:p>
      <text:p text:style-name="P20">tau_p <text:s text:c="14"/>= 1.0 <text:s text:c="10"/>; time constant, in ps (tutorial used 2)</text:p>
      <text:p text:style-name="P20">ref_p <text:s text:c="14"/>= 1.0 <text:s text:c="10"/>; reference pressure (in bar)</text:p>
      <text:p text:style-name="P20">compressibility <text:s text:c="4"/>= 4.5e-5 <text:s text:c="7"/>; isothermal compressibility, bar^-1</text:p>
      <text:p text:style-name="P20">refcoord_scaling <text:s text:c="3"/>= com</text:p>
      <text:p text:style-name="P20"/>
      <text:p text:style-name="P20">; Periodic boundary conditions</text:p>
      <text:p text:style-name="P20">pbc <text:s text:c="4"/>= xyz <text:s text:c="18"/>; 3-D PBC</text:p>
      <text:p text:style-name="P20"/>
      <text:p text:style-name="P20">; Dispersion correction</text:p>
      <text:p text:style-name="P20">DispCorr <text:s text:c="3"/>= EnerPres <text:s text:c="9"/>; account for cut-off vdW scheme</text:p>
      <text:p text:style-name="P20"/>
      <text:p text:style-name="P20">; Velocity generation</text:p>
      <text:p text:style-name="P20">gen_vel <text:s text:c="4"/>= yes <text:s text:c="14"/>; Velocity generation is on</text:p>
      <text:p text:style-name="P20">gen_temp <text:s text:c="3"/>= 310 <text:s text:c="14"/>; temperature for velocity generation</text:p>
      <text:p text:style-name="Standard">gen_seed <text:s text:c="3"/>= -1 <text:s text:c="15"/>; random seed</text:p>
      <text:p text:style-name="Standard"/>
      <text:p text:style-name="P9">gmx mdrun -deffnm npt</text:p>
      <text:p text:style-name="P9"/>
      <text:p text:style-name="P9">gmx energy -f <text:span text:style-name="T15">npt</text:span>.edr -o potential.xvg</text:p>
      <text:p text:style-name="P9"/>
      <text:p text:style-name="P9">gmx energy -f <text:span text:style-name="T15">npt</text:span>.edr -o <text:span text:style-name="T15">pressure</text:span>.xvg</text:p>
      <text:p text:style-name="Preformatted_20_Text"/>
      <text:p text:style-name="P21"/>
      <text:p text:style-name="Preformatted_20_Text"/>
      <text:p text:style-name="Preformatted_20_Text">&lt;<text:span text:style-name="T14">NPT&gt;</text:span></text:p>
      <text:p text:style-name="P9"><text:span text:style-name="T16">gmx grompp -f n</text:span><text:span text:style-name="T17">v</text:span><text:span text:style-name="T16">t.mdp -c n</text:span><text:span text:style-name="T17">p</text:span><text:span text:style-name="T16">t.gro -r n</text:span><text:span text:style-name="T17">p</text:span><text:span text:style-name="T16">t.gro -t n</text:span><text:span text:style-name="T17">p</text:span><text:span text:style-name="T16">t.cpt -p topol.top -o n</text:span><text:span text:style-name="T17">v</text:span><text:span text:style-name="T16">t.tpr</text:span></text:p>
      <text:p text:style-name="P9">&lt;<text:span text:style-name="T14">nvt.mdp</text:span>&gt;</text:p>
      <text:p text:style-name="Preformatted_20_Text"/>
      <text:p text:style-name="Preformatted_20_Text">title <text:s text:c="6"/>= NPT Equilibration </text:p>
      <text:p text:style-name="Preformatted_20_Text">define <text:s text:c="5"/>= -DPOSRES <text:s text:c="9"/>; position restrain the protein</text:p>
      <text:p text:style-name="Preformatted_20_Text">; Run parameters</text:p>
      <text:p text:style-name="Preformatted_20_Text">integrator <text:s/>= md <text:s text:c="15"/>; leap-frog integrator</text:p>
      <text:p text:style-name="Preformatted_20_Text">nsteps <text:s text:c="5"/>= <text:span text:style-name="T14">5</text:span>00000 <text:s text:c="12"/>; 0.002 * 250000 = <text:span text:style-name="T14">1</text:span>000 ps (2ns)</text:p>
      <text:p text:style-name="Preformatted_20_Text">dt <text:s text:c="9"/>= 0.002 <text:s text:c="12"/>; [ps] 2 fs</text:p>
      <text:p text:style-name="Preformatted_20_Text">; Output control</text:p>
      <text:p text:style-name="Preformatted_20_Text">nstxout <text:s text:c="4"/>= 100 <text:s text:c="13"/>; save coordinates every 0.2 ps</text:p>
      <text:p text:style-name="Preformatted_20_Text">nstvout <text:s text:c="4"/>= 100 <text:s text:c="13"/>; save velocities every 0.2 ps</text:p>
      <text:p text:style-name="Preformatted_20_Text">nstenergy <text:s text:c="2"/>= 100 <text:s text:c="13"/>; save energies every 0.2 ps</text:p>
      <text:p text:style-name="Preformatted_20_Text">nstlog <text:s text:c="5"/>= 100 <text:s text:c="13"/>; update log file every 0.2 ps</text:p>
      <text:p text:style-name="Preformatted_20_Text"/>
      <text:p text:style-name="Preformatted_20_Text">; COM motion removal</text:p>
      <text:p text:style-name="Preformatted_20_Text">; These options remove COM motion of the system</text:p>
      <text:p text:style-name="Preformatted_20_Text">nstcomm <text:s text:c="8"/>= 100</text:p>
      <text:p text:style-name="Preformatted_20_Text">nstcalcenergy <text:s text:c="2"/>= 100</text:p>
      <text:p text:style-name="Preformatted_20_Text">comm-mode <text:s text:c="6"/>= Linear</text:p>
      <text:p text:style-name="Preformatted_20_Text">comm-grps <text:s text:c="6"/>= System </text:p>
      <text:p text:style-name="Preformatted_20_Text"/>
      <text:p text:style-name="Preformatted_20_Text">; Bond parameters</text:p>
      <text:p text:style-name="Preformatted_20_Text">continuation <text:s text:c="8"/>= yes <text:s text:c="7"/>; Restarting after NVT</text:p>
      <text:p text:style-name="Preformatted_20_Text">constraint_algorithm = lincs <text:s text:c="4"/>; holonomic constraints </text:p>
      <text:p text:style-name="Preformatted_20_Text">constraints <text:s text:c="9"/>= h-bonds ; all bonds (even heavy atom-H bonds) constrained</text:p>
      <text:p text:style-name="Preformatted_20_Text">lincs_iter <text:s text:c="10"/>= 1 <text:s text:c="8"/>; accuracy of LINCS</text:p>
      <text:p text:style-name="Preformatted_20_Text">lincs_order <text:s text:c="9"/>= 4 <text:s text:c="8"/>; also related to accuracy</text:p>
      <text:p text:style-name="Preformatted_20_Text"/>
      <text:p text:style-name="Preformatted_20_Text"><text:soft-page-break/>; Neighborsearching</text:p>
      <text:p text:style-name="Preformatted_20_Text">cutoff-scheme <text:s text:c="11"/>= Verlet ; Verlet: particle based cut-offs, group: using charge groups</text:p>
      <text:p text:style-name="Preformatted_20_Text">ns_type <text:s text:c="4"/>= grid <text:s text:c="13"/>; search neighboring grid cels</text:p>
      <text:p text:style-name="Preformatted_20_Text">nstlist <text:s text:c="4"/>= 5 <text:s text:c="15"/>; was 10 in tutorial, 5(10fs) in the paper</text:p>
      <text:p text:style-name="Preformatted_20_Text">rlist <text:s text:c="6"/>= 1.0 <text:s text:c="14"/>; short-range neighborlist(=pairlist) cutoff (in nm)</text:p>
      <text:p text:style-name="Preformatted_20_Text">rcoulomb <text:s text:c="3"/>= 1.0 <text:s text:c="14"/>; short-range electrostatic cutoff (in nm)</text:p>
      <text:p text:style-name="Preformatted_20_Text">rvdw <text:s text:c="7"/>= 1.0 <text:s text:c="14"/>; short-range van der Waals cutoff (in nm)</text:p>
      <text:p text:style-name="Preformatted_20_Text"/>
      <text:p text:style-name="Preformatted_20_Text">; Electrostatics</text:p>
      <text:p text:style-name="Preformatted_20_Text">coulombtype <text:s text:c="4"/>= PME <text:s text:c="10"/>; Particle Mesh Ewald for long-range electrostatics</text:p>
      <text:p text:style-name="Preformatted_20_Text">pme_order <text:s text:c="6"/>= 4 <text:s text:c="12"/>; cubic interpolation(same as tutorial)</text:p>
      <text:p text:style-name="Preformatted_20_Text">fourierspacing <text:s/>= 0.12 <text:s text:c="9"/>; grid spacing for FFT</text:p>
      <text:p text:style-name="Preformatted_20_Text"/>
      <text:p text:style-name="Preformatted_20_Text">; Temperature coupling is on</text:p>
      <text:p text:style-name="Preformatted_20_Text">tcoupl <text:s text:c="5"/>= V-rescale <text:s text:c="12"/>; Weak coupling for initial equilibration </text:p>
      <text:p text:style-name="Preformatted_20_Text">tc-grps <text:s text:c="4"/>= Protein <text:s text:c="2"/>Non-Protein ; two coupling groups - more accurate</text:p>
      <text:p text:style-name="Preformatted_20_Text">tau_t <text:s text:c="6"/>= 0.2 <text:s text:c="6"/>0.2 <text:s text:c="8"/>; [ps] time constant (tutorial used 0.1)</text:p>
      <text:p text:style-name="Preformatted_20_Text">ref_t <text:s text:c="6"/>= 310 <text:s text:c="6"/>310 <text:s text:c="8"/>; reference temperature, one for each group, in K</text:p>
      <text:p text:style-name="Preformatted_20_Text"/>
      <text:p text:style-name="Preformatted_20_Text">; Pressure coupling is off</text:p>
      <text:p text:style-name="Preformatted_20_Text">pcoupl <text:s text:c="13"/>= no <text:s/>; Pressure coupling <text:s/>(warning suggested Berendsen)</text:p>
      <text:p text:style-name="Preformatted_20_Text"/>
      <text:p text:style-name="Preformatted_20_Text"/>
      <text:p text:style-name="Preformatted_20_Text">; Periodic boundary conditions</text:p>
      <text:p text:style-name="Preformatted_20_Text">pbc <text:s text:c="4"/>= xyz <text:s text:c="18"/>; 3-D PBC</text:p>
      <text:p text:style-name="Preformatted_20_Text"/>
      <text:p text:style-name="Preformatted_20_Text">; Dispersion correction</text:p>
      <text:p text:style-name="Preformatted_20_Text">DispCorr <text:s text:c="3"/>= EnerPres <text:s text:c="9"/>; account for cut-off vdW scheme</text:p>
      <text:p text:style-name="Preformatted_20_Text"/>
      <text:p text:style-name="Preformatted_20_Text">; Velocity generation</text:p>
      <text:p text:style-name="Preformatted_20_Text">gen_vel <text:s text:c="4"/>= no <text:s text:c="14"/>; Velocity generation is off</text:p>
      <text:p text:style-name="Preformatted_20_Text"/>
      <text:p text:style-name="Preformatted_20_Text"/>
      <text:p text:style-name="P10">gmx mdrun -deffnm n<text:span text:style-name="T17">v</text:span>t</text:p>
      <text:p text:style-name="P10"/>
      <text:p text:style-name="P19">&lt;<text:span text:style-name="T18">For counting number of frames</text:span>&gt;</text:p>
      <text:p text:style-name="Preformatted_20_Text"><text:span text:style-name="Source_20_Text"><text:span text:style-name="T20">gmx dump -f </text:span></text:span><text:span text:style-name="Source_20_Text"><text:span text:style-name="T21">nvt</text:span></text:span><text:span text:style-name="Source_20_Text"><text:span text:style-name="T20">.trr | grep "^frame" | wc -l</text:span></text:span></text:p>
      <text:p text:style-name="Preformatted_20_Text"><text:span text:style-name="Source_20_Text"><text:span text:style-name="T20"/></text:span></text:p>
      <text:p text:style-name="Preformatted_20_Text"><text:span text:style-name="Source_20_Text"><text:span text:style-name="T20">gmx check -f file.trr</text:span></text:span></text:p>
      <text:p text:style-name="P16"><text:span text:style-name="Source_20_Text"><text:span text:style-name="T20"/></text:span></text:p>
      <text:p text:style-name="P9">gmx energy -f <text:span text:style-name="T15">n</text:span><text:span text:style-name="T18">vt</text:span>.edr -o potential.xvg</text:p>
      <text:p text:style-name="P9"/>
      <text:p text:style-name="Preformatted_20_Text"><text:span text:style-name="Source_20_Text"><text:span text:style-name="T22">gmx energy -f </text:span></text:span><text:span text:style-name="Source_20_Text"><text:span text:style-name="T23">n</text:span></text:span><text:span text:style-name="Source_20_Text"><text:span text:style-name="T21">vt</text:span></text:span><text:span text:style-name="Source_20_Text"><text:span text:style-name="T22">.edr -o </text:span></text:span><text:span text:style-name="Source_20_Text"><text:span text:style-name="T21">temperature</text:span></text:span><text:span text:style-name="Source_20_Text"><text:span text:style-name="T22">.xvg</text:span></text:span></text:p>
      <text:p text:style-name="Preformatted_20_Text"><text:span text:style-name="Source_20_Text"><text:span text:style-name="T22"/></text:span></text:p>
      <text:p text:style-name="Preformatted_20_Text"><text:span text:style-name="Source_20_Text"><text:span text:style-name="T22"/></text:span></text:p>
      <text:p text:style-name="P22"><text:span text:style-name="Source_20_Text"><text:span text:style-name="T24">3. EMMI</text:span></text:span></text:p>
      <text:p text:style-name="P23"><text:span text:style-name="Source_20_Text"><text:span text:style-name="T24"/></text:span></text:p>
      <text:p text:style-name="P23"><text:span text:style-name="Source_20_Text"><text:span text:style-name="T24">&lt;Preparing nvt_prod.mdp&gt;</text:span></text:span></text:p>
      <text:p text:style-name="P23"><text:span text:style-name="Source_20_Text"><text:span text:style-name="T24"/></text:span></text:p>
      <text:p text:style-name="P23"><text:span text:style-name="Source_20_Text"><text:span text:style-name="T36">title <text:s text:c="6"/>= NPT Equilibration </text:span></text:span></text:p>
      <text:p text:style-name="P23"><text:span text:style-name="Source_20_Text"><text:span text:style-name="T36">define <text:s text:c="5"/>= -DPOSRES <text:s text:c="9"/>; position restrain the protein</text:span></text:span></text:p>
      <text:p text:style-name="P23"><text:span text:style-name="Source_20_Text"><text:span text:style-name="T36">; Run parameters</text:span></text:span></text:p>
      <text:p text:style-name="P23"><text:span text:style-name="Source_20_Text"><text:span text:style-name="T36">integrator <text:s/>= md <text:s text:c="15"/>; leap-frog integrator</text:span></text:span></text:p>
      <text:p text:style-name="P23"><text:span text:style-name="Source_20_Text"><text:span text:style-name="T36">nsteps <text:s text:c="5"/>= 50000000 <text:s text:c="12"/>; 0.002 * 50000000 = 100 ns</text:span></text:span></text:p>
      <text:p text:style-name="P23"><text:span text:style-name="Source_20_Text"><text:span text:style-name="T36">dt <text:s text:c="9"/>= 0.002 <text:s text:c="12"/>; [ps] 2 fs</text:span></text:span></text:p>
      <text:p text:style-name="P23"><text:span text:style-name="Source_20_Text"><text:span text:style-name="T36">; Output control</text:span></text:span></text:p>
      <text:p text:style-name="P23"><text:span text:style-name="Source_20_Text"><text:span text:style-name="T36">nstxout <text:s text:c="4"/>= 2500 <text:s text:c="13"/>; save coordinates every 5 ps</text:span></text:span></text:p>
      <text:p text:style-name="P23"><text:span text:style-name="Source_20_Text"><text:span text:style-name="T36">nstvout <text:s text:c="4"/>= 0 <text:s text:c="13"/>; save velocities every 0 ps</text:span></text:span></text:p>
      <text:p text:style-name="P23"><text:span text:style-name="Source_20_Text"><text:span text:style-name="T36">nstenergy <text:s text:c="2"/>= 2500 <text:s text:c="13"/>; save energies every 5 ps</text:span></text:span></text:p>
      <text:p text:style-name="P23"><text:span text:style-name="Source_20_Text"><text:span text:style-name="T36">nstlog <text:s text:c="5"/>= 2500 <text:s text:c="13"/>; update log file every 5 ps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; COM motion removal</text:span></text:span></text:p>
      <text:p text:style-name="P23"><text:span text:style-name="Source_20_Text"><text:span text:style-name="T36">; These options remove COM motion of the system</text:span></text:span></text:p>
      <text:p text:style-name="P23"><text:span text:style-name="Source_20_Text"><text:span text:style-name="T36">nstcomm <text:s text:c="8"/>= 100</text:span></text:span></text:p>
      <text:p text:style-name="P23"><text:span text:style-name="Source_20_Text"><text:span text:style-name="T36">nstcalcenergy <text:s text:c="2"/>= 100</text:span></text:span></text:p>
      <text:p text:style-name="P23"><text:span text:style-name="Source_20_Text"><text:span text:style-name="T36">comm-mode <text:s text:c="6"/>= Linear</text:span></text:span></text:p>
      <text:p text:style-name="P23"><text:span text:style-name="Source_20_Text"><text:span text:style-name="T36">comm-grps <text:s text:c="6"/>= System 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; Bond parameters</text:span></text:span></text:p>
      <text:p text:style-name="P23"><text:span text:style-name="Source_20_Text"><text:span text:style-name="T36">continuation <text:s text:c="8"/>= no <text:s text:c="6"/>; Restarting after NVT</text:span></text:span></text:p>
      <text:p text:style-name="P23"><text:span text:style-name="Source_20_Text"><text:span text:style-name="T36">constraint_algorithm = lincs <text:s text:c="4"/>; holonomic constraints </text:span></text:span></text:p>
      <text:p text:style-name="P23"><text:span text:style-name="Source_20_Text"><text:span text:style-name="T36">constraints <text:s text:c="9"/>= h-bonds <text:s text:c="2"/>; H bonds constrained</text:span></text:span></text:p>
      <text:p text:style-name="P23"><text:span text:style-name="Source_20_Text"><text:span text:style-name="T36">lincs_iter <text:s text:c="10"/>= 1 <text:s text:c="8"/>; accuracy of LINCS</text:span></text:span></text:p>
      <text:p text:style-name="P23"><text:span text:style-name="Source_20_Text"><text:span text:style-name="T36">lincs_order <text:s text:c="9"/>= 4 <text:s text:c="8"/>; also related to accuracy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; Neighborsearching</text:span></text:span></text:p>
      <text:p text:style-name="P23"><text:span text:style-name="Source_20_Text"><text:span text:style-name="T36">cutoff-scheme <text:s text:c="9"/>= Verlet ; Verlet: particle based cut-offs, group: using charge groups</text:span></text:span></text:p>
      <text:p text:style-name="P23"><text:span text:style-name="Source_20_Text"><text:span text:style-name="T36">ns_type <text:s text:c="4"/>= grid <text:s text:c="13"/>; search neighboring grid cels</text:span></text:span></text:p>
      <text:p text:style-name="P23"><text:span text:style-name="Source_20_Text"><text:span text:style-name="T36">nstlist <text:s text:c="4"/>= 5 <text:s text:c="16"/>; was 10 in tutorial, 5(10fs) in the paper</text:span></text:span></text:p>
      <text:p text:style-name="P23"><text:span text:style-name="Source_20_Text"><text:span text:style-name="T36">rlist <text:s text:c="6"/>= 1.0 <text:s text:c="14"/>; short-range neighborlist(=pairlist) cutoff (in nm)</text:span></text:span></text:p>
      <text:p text:style-name="P23"><text:span text:style-name="Source_20_Text"><text:span text:style-name="T36">rcoulomb <text:s text:c="3"/>= 1.0 <text:s text:c="14"/>; short-range electrostatic cutoff (in nm)</text:span></text:span></text:p>
      <text:p text:style-name="P23"><text:span text:style-name="Source_20_Text"><text:span text:style-name="T36">rvdw <text:s text:c="7"/>= 1.0 <text:s text:c="14"/>; short-range van der Waals cutoff (in nm)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; Electrostatics</text:span></text:span></text:p>
      <text:p text:style-name="P23"><text:span text:style-name="Source_20_Text"><text:span text:style-name="T36">coulombtype <text:s text:c="4"/>= PME <text:s text:c="10"/>; Particle Mesh Ewald for long-range electrostatics</text:span></text:span></text:p>
      <text:p text:style-name="P23"><text:span text:style-name="Source_20_Text"><text:span text:style-name="T36">pme_order <text:s text:c="6"/>= 4 <text:s text:c="12"/>; cubic interpolation(same as tutorial)</text:span></text:span></text:p>
      <text:p text:style-name="P23"><text:span text:style-name="Source_20_Text"><text:span text:style-name="T36">fourierspacing <text:s/>= 0.12 <text:s text:c="9"/>; grid spacing for FFT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; Temperature coupling is on</text:span></text:span></text:p>
      <text:p text:style-name="P23"><text:span text:style-name="Source_20_Text"><text:span text:style-name="T36">tcoupl <text:s text:c="5"/>= V-rescale <text:s text:c="12"/>; Weak coupling for initial equilibration </text:span></text:span></text:p>
      <text:p text:style-name="P23"><text:span text:style-name="Source_20_Text"><text:span text:style-name="T36">tc-grps <text:s text:c="4"/>= Protein <text:s text:c="2"/>Non-Protein ; two coupling groups - more accurate</text:span></text:span></text:p>
      <text:p text:style-name="P23"><text:span text:style-name="Source_20_Text"><text:span text:style-name="T36">tau_t <text:s text:c="6"/>= 0.2 <text:s text:c="6"/>0.2 <text:s text:c="8"/>; [ps] time constant (tutorial used 0.1)</text:span></text:span></text:p>
      <text:p text:style-name="P23"><text:span text:style-name="Source_20_Text"><text:span text:style-name="T36">ref_t <text:s text:c="6"/>= 310 <text:s text:c="6"/>310 <text:s text:c="8"/>; reference temperature, one for each group, in K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; Pressure coupling is off</text:span></text:span></text:p>
      <text:p text:style-name="P23"><text:span text:style-name="Source_20_Text"><text:span text:style-name="T36">pcoupl <text:s text:c="13"/>= no <text:s/>; Pressure coupling <text:s/>(warning suggested Berendsen)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/></text:span></text:p>
      <text:p text:style-name="P23"><text:soft-page-break/><text:span text:style-name="Source_20_Text"><text:span text:style-name="T36">; Periodic boundary conditions</text:span></text:span></text:p>
      <text:p text:style-name="P23"><text:span text:style-name="Source_20_Text"><text:span text:style-name="T36">pbc <text:s text:c="4"/>= xyz <text:s text:c="18"/>; 3-D PBC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; Dispersion correction</text:span></text:span></text:p>
      <text:p text:style-name="P23"><text:span text:style-name="Source_20_Text"><text:span text:style-name="T36">DispCorr <text:s text:c="3"/>= EnerPres <text:s text:c="9"/>; account for cut-off vdW scheme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; Velocity generation</text:span></text:span></text:p>
      <text:p text:style-name="P23"><text:span text:style-name="Source_20_Text"><text:span text:style-name="T36">gen_vel <text:s text:c="4"/>= no <text:s text:c="14"/>; Velocity generation is off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/></text:span></text:p>
      <text:p text:style-name="P23"><text:span text:style-name="Source_20_Text"><text:span text:style-name="T24">&lt;Making plumed.dat file&gt;</text:span></text:span></text:p>
      <text:p text:style-name="P23"><text:span text:style-name="Source_20_Text"><text:span text:style-name="T36">RESTART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MOLINFO STRUCTURE=S262D_HIS_2.pdb</text:span></text:span></text:p>
      <text:p text:style-name="P23"><text:span text:style-name="Source_20_Text"><text:span text:style-name="T36"># define all heavy atoms using GROMACS index file</text:span></text:span></text:p>
      <text:p text:style-name="P23"><text:span text:style-name="Source_20_Text"><text:span text:style-name="T36"># which can be created with gmx_mpi make_ndx</text:span></text:span></text:p>
      <text:p text:style-name="P23"><text:span text:style-name="Source_20_Text"><text:span text:style-name="T36">protein-h: GROUP NDX_FILE=index_08.01.ndx NDX_GROUP=Protein-H</text:span></text:span></text:p>
      <text:p text:style-name="P23"><text:span text:style-name="Source_20_Text"><text:span text:style-name="T36">protein: GROUP NDX_FILE=index_08.01.ndx NDX_GROUP=Protein</text:span></text:span></text:p>
      <text:p text:style-name="P23"><text:span text:style-name="Source_20_Text"><text:span text:style-name="T36">system: GROUP NDX_FILE=index_08.01.ndx NDX_GROUP=System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/></text:span></text:p>
      <text:p text:style-name="P23"><text:span text:style-name="Source_20_Text"><text:span text:style-name="T36"/></text:span></text:p>
      <text:p text:style-name="P23"><text:span text:style-name="Source_20_Text"><text:span text:style-name="T36"># create EMMI score (defined as gmm)</text:span></text:span></text:p>
      <text:p text:style-name="P23"><text:span text:style-name="Source_20_Text"><text:span text:style-name="T36"># this part seems straight forward. Consistent with most of the EMMI files.</text:span></text:span></text:p>
      <text:p text:style-name="P23"><text:span text:style-name="Source_20_Text"><text:span text:style-name="T36"># NL_stride,NL_cutoff = paper: neighborlists are updated every 100 steps with cutoff equal to 0.01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EMMI ...</text:span></text:span></text:p>
      <text:p text:style-name="P23"><text:span text:style-name="Source_20_Text"><text:span text:style-name="T36">LABEL=gmm NOPBC TEMP=310.0 NL_STRIDE=100 NL_CUTOFF=0.01</text:span></text:span></text:p>
      <text:p text:style-name="P23"><text:span text:style-name="Source_20_Text"><text:span text:style-name="T36">ATOMS=protein-h GMM_FILE=MT_TAU.dat</text:span></text:span></text:p>
      <text:p text:style-name="P23"><text:span text:style-name="Source_20_Text"><text:span text:style-name="T36">SIGMA_MIN=0.03 RESOLUTION=0.1 NOISETYPE=MARGINAL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#ATOMS selects what is refined</text:span></text:span></text:p>
      <text:p text:style-name="P23"><text:span text:style-name="Source_20_Text"><text:span text:style-name="T36"># no-negative-no-h or no-h are reasonable</text:span></text:span></text:p>
      <text:p text:style-name="P23"><text:span text:style-name="Source_20_Text"><text:span text:style-name="T36"># resolution is not used - no Bfactor fitting</text:span></text:span></text:p>
      <text:p text:style-name="P23"><text:span text:style-name="Source_20_Text"><text:span text:style-name="T36"># SIGMA_MIN can go down to 0.02, must be &gt; NL_CUTOFF, if crashes, raise back to 0.05,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# the larger the number the softer the contribution of the EM data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/></text:span></text:p>
      <text:p text:style-name="P23"><text:span text:style-name="Source_20_Text"><text:span text:style-name="T36">#WRITE_OV=OV_FILE.dat </text:span></text:span></text:p>
      <text:p text:style-name="P23"><text:span text:style-name="Source_20_Text"><text:span text:style-name="T36">#WRITE_OV_STRIDE=500</text:span></text:span></text:p>
      <text:p text:style-name="P23"><text:span text:style-name="Source_20_Text"><text:span text:style-name="T36">...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# translate into bias (ARG = gmm that we defined above)</text:span></text:span></text:p>
      <text:p text:style-name="P23"><text:span text:style-name="Source_20_Text"><text:span text:style-name="T36"># paper: cryo-EM restraints was calculated every 2MD steps</text:span></text:span></text:p>
      <text:p text:style-name="P23"><text:span text:style-name="Source_20_Text"><text:span text:style-name="T36">emr: BIASVALUE ARG=gmm.scoreb STRIDE=2</text:span></text:span></text:p>
      <text:p text:style-name="P23"><text:span text:style-name="Source_20_Text"><text:span text:style-name="T36"/></text:span></text:p>
      <text:p text:style-name="P23"><text:span text:style-name="Source_20_Text"><text:span text:style-name="T36">#DUMPMASSCHARGE FILE=mcfile</text:span></text:span></text:p>
      <text:p text:style-name="P23"><text:span text:style-name="Source_20_Text"><text:span text:style-name="T36"># print useful info to file</text:span></text:span></text:p>
      <text:p text:style-name="P23"><text:span text:style-name="Source_20_Text"><text:span text:style-name="T36">PRINT ARG=* FILE=COLVAR STRIDE=5000</text:span></text:span></text:p>
      <text:p text:style-name="P23"><text:span text:style-name="Source_20_Text"><text:span text:style-name="T24"/></text:span></text:p>
      <text:p text:style-name="P23"><text:span text:style-name="Source_20_Text"><text:span text:style-name="T24">&lt;Making .ndx file&gt;</text:span></text:span></text:p>
      <text:p text:style-name="P23"><text:span text:style-name="Source_20_Text"><text:span text:style-name="T36">&gt;&gt; Use the indexmaker.ipynb to extract the heavy atom indices from the pdb file.</text:span></text:span></text:p>
      <text:p text:style-name="P23"><text:soft-page-break/><text:span text:style-name="Source_20_Text"><text:span text:style-name="T36"/></text:span></text:p>
      <text:p text:style-name="Preformatted_20_Text"><text:span text:style-name="Source_20_Text"><text:span text:style-name="T20">gmx make_ndx -f </text:span></text:span><text:span text:style-name="Source_20_Text"><text:span text:style-name="T25">conf0</text:span></text:span><text:span text:style-name="Source_20_Text"><text:span text:style-name="T20">.gro -o </text:span></text:span><text:span text:style-name="Source_20_Text"><text:span text:style-name="T25">index</text:span></text:span><text:span text:style-name="Source_20_Text"><text:span text:style-name="T20">.ndx</text:span></text:span></text:p>
      <text:p text:style-name="Preformatted_20_Text"><text:span text:style-name="Source_20_Text"><text:span text:style-name="T27">&gt;&gt;copy past</text:span></text:span><text:span text:style-name="Source_20_Text"><text:span text:style-name="T28">e heavy atom indices in this index.ndx file.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4">&lt;Making Folders for each Parallel simulation&gt;</text:span></text:span></text:p>
      <text:p text:style-name="Preformatted_20_Text"><text:span text:style-name="Source_20_Text"><text:span text:style-name="T24">for i in `seq 0 11`; do j=`printf "%02d\n" $i`; mkdir rep-${j}; done</text:span></text:span></text:p>
      <text:p text:style-name="P30"><text:span text:style-name="Source_20_Text"><text:span text:style-name="T24">for i in `seq 0 </text:span></text:span><text:span text:style-name="Source_20_Text"><text:span text:style-name="T26">5</text:span></text:span><text:span text:style-name="Source_20_Text"><text:span text:style-name="T24">`; do j=`printf "%02d\n" $i`; mkdir rep-${j}; done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4">&lt;Extracting frames from previous NPT simulation&gt;</text:span></text:span></text:p>
      <text:p text:style-name="Preformatted_20_Text"><text:span text:style-name="Source_20_Text"><text:span text:style-name="T24">echo 0 | gmx trjconv -f ../nvt/nvt.trr -s ../nvt/nvt.tpr -sep -o conf.gro -dt 166</text:span></text:span></text:p>
      <text:p text:style-name="P30"><text:span text:style-name="Source_20_Text"><text:span text:style-name="T24">echo 0 | gmx trjconv -f ../nvt/nvt.trr -s ../nvt/nvt.tpr -sep -o conf.gro -dt </text:span></text:span><text:span text:style-name="Source_20_Text"><text:span text:style-name="T26">333</text:span></text:span></text:p>
      <text:p text:style-name="Preformatted_20_Text"><text:span text:style-name="Source_20_Text"><text:span text:style-name="T32">&gt;&gt;2000ps/12 = 166.6667ps</text:span></text:span></text:p>
      <text:p text:style-name="Preformatted_20_Text"><text:span text:style-name="Source_20_Text"><text:span text:style-name="T28">&gt;&gt;</text:span></text:span><text:span text:style-name="Source_20_Text"><text:span text:style-name="T30">2000ps/6 = 333.3333ps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0">&lt;</text:span></text:span><text:span text:style-name="Source_20_Text"><text:span text:style-name="T24">Making topol.tpr in each Folder and copy pasting index.ndx</text:span></text:span><text:span text:style-name="Source_20_Text"><text:span text:style-name="T20">&gt;</text:span></text:span></text:p>
      <text:p text:style-name="Preformatted_20_Text"><text:span text:style-name="Source_20_Text"><text:span text:style-name="T20"/></text:span></text:p>
      <text:p text:style-name="P12"># create tpr file</text:p>
      <text:p text:style-name="P12"><text:span text:style-name="Source_20_Text"><text:span text:style-name="T19">&gt;&gt; </text:span></text:span><text:span text:style-name="Source_20_Text"><text:span text:style-name="T37">before this command make sure your big folder has posre.itp, topop.top</text:span></text:span></text:p>
      <text:p text:style-name="P11">for i in `seq 0 <text:span text:style-name="T41">5</text:span>`</text:p>
      <text:p text:style-name="P11">do</text:p>
      <text:p text:style-name="P11"><text:s/>j=`printf "%02d\n" $i`</text:p>
      <text:p text:style-name="P11"><text:s/>gmx grompp -f nvt_prod.mdp -c conf${i}.gro -<text:span text:style-name="T39">r </text:span>conf${i}.gro -n index_<text:span text:style-name="T40">08.01</text:span>.ndx -o rep-${j}/topol.tpr </text:p>
      <text:p text:style-name="P11"><text:s/>cp plumed.dat rep-${j}</text:p>
      <text:p text:style-name="P11"><text:span text:style-name="Source_20_Text"><text:span text:style-name="T19">done</text:span></text:span></text:p>
      <text:p text:style-name="Preformatted_20_Text"><text:span text:style-name="Source_20_Text"><text:span text:style-name="T27">&gt;&gt; </text:span></text:span><text:span text:style-name="Source_20_Text"><text:span text:style-name="T28">if plumed.dat file is not moved to each folder, do it manually</text:span></text:span></text:p>
      <text:p text:style-name="Preformatted_20_Text"><text:span text:style-name="Source_20_Text"><text:span text:style-name="T28">&gt;&gt; </text:span></text:span><text:span text:style-name="Source_20_Text"><text:span text:style-name="T29">also copy paste the pdb,</text:span></text:span><text:span text:style-name="Source_20_Text"><text:span text:style-name="T31"> ndx, MT_TAU </text:span></text:span><text:span text:style-name="Source_20_Text"><text:span text:style-name="T29">file to each folder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8"/></text:span></text:p>
      <text:p text:style-name="P23"><text:span text:style-name="Source_20_Text"><text:span text:style-name="T24">&lt;Run&gt;</text:span></text:span></text:p>
      <text:p text:style-name="P23"><text:span text:style-name="Source_20_Text"><text:span text:style-name="T28"/></text:span></text:p>
      <text:p text:style-name="P13">set number threads you’re gonna use, check omp_num_threads</text:p>
      <text:p text:style-name="Standard"><text:span text:style-name="Source_20_Text"><text:span text:style-name="T19">export OMP_NUM_THREADS=</text:span></text:span><text:span text:style-name="Source_20_Text"><text:span text:style-name="T38">2 <text:s/>(THREADS is not number of cores. Np * ntomp should not exceed the number of CPU cores (12))</text:span></text:span></text:p>
      <text:p text:style-name="P17"><text:span text:style-name="Source_20_Text"><text:span text:style-name="T19">echo $OMP_NUM_THREADS</text:span></text:span></text:p>
      <text:p text:style-name="P17"><text:span text:style-name="Source_20_Text"><text:span text:style-name="T33"/></text:span></text:p>
      <text:p text:style-name="P17"><text:soft-page-break/><text:span text:style-name="Source_20_Text"><text:span text:style-name="T34">mpiexec -np 12 --oversubscribe gmx_mpi mdrun -multidir rep-* -pin on -ntomp $OMP_NUM_THREADS -plumed plumed.dat -cpi -noappend</text:span></text:span></text:p>
      <text:p text:style-name="P18"><text:span text:style-name="Source_20_Text"><text:span text:style-name="T34">mpiexec -np </text:span></text:span><text:span text:style-name="Source_20_Text"><text:span text:style-name="T35">6</text:span></text:span><text:span text:style-name="Source_20_Text"><text:span text:style-name="T34"> --oversubscribe gmx_mpi mdrun -multidir rep-* -pin on -ntomp $OMP_NUM_THREADS -plumed plumed.dat -cpi -noappend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5:46:55.021101882</meta:creation-date>
    <dc:date>2023-12-11T16:37:08.337555083</dc:date>
    <meta:editing-duration>PT1H38M2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8" meta:paragraph-count="254" meta:word-count="1828" meta:character-count="12712" meta:non-whitespace-character-count="9360"/>
  </office:meta>
</office:document-meta>
</file>